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ZIONE DI TEST</text:p>
      <text:p text:style-name="P1">La soluzione semplice per gestire le tue attività</text:p>
      <text:p text:style-name="P1"/>
      <text:p text:style-name="P1">Benvenuto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icura</text:p>
      <text:p text:style-name="P1">I tuoi dati sono protetti con tecnologie avanzate.</text:p>
      <text:p text:style-name="P1"/>
      <text:p text:style-name="P1">Veloce</text:p>
      <text:p text:style-name="P1">Prestazioni ottimizzate per risparmiare tempo.</text:p>
      <text:p text:style-name="P1"/>
      <text:p text:style-name="P1">NOTIFICHE</text:p>
      <text:p text:style-name="P1">Hai 1 notifica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37:43.658000000</dc:date>
    <meta:editing-duration>PT5M3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0" meta:character-count="687" meta:non-whitespace-character-count="611"/>
  </office:meta>
</office:document-meta>
</file>